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Gisha" svg:font-family="Gisha, sans-serif"/>
    <style:font-face style:name="Mangal1" svg:font-family="Mangal"/>
    <style:font-face style:name="OpenSymbol" svg:font-family="OpenSymbol"/>
    <style:font-face style:name="Sylfaen" svg:font-family="Sylfaen, serif"/>
    <style:font-face style:name="Times New Roman1" svg:font-family="'Times New Roman', serif"/>
    <style:font-face style:name="Verdana" svg:font-family="Verdana, sans-serif"/>
    <style:font-face style:name="Verdana\,Bold" svg:font-family="'Verdana\,Bold'"/>
    <style:font-face style:name="Wingdings2" svg:font-family="Wingdings2"/>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1" fo:font-size="12pt"/>
    </style:style>
    <style:style style:name="P2" style:family="paragraph" style:parent-style-name="Text_20_body" style:list-style-name="L1"/>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fo:color="#000000"/>
    </style:style>
    <style:style style:name="P5" style:family="paragraph" style:parent-style-name="Text_20_body">
      <style:paragraph-properties fo:margin-top="0in" fo:margin-bottom="0in"/>
      <style:text-properties fo:color="#000000" style:font-name="Gisha" fo:font-size="13pt"/>
    </style:style>
    <style:style style:name="P6" style:family="paragraph" style:parent-style-name="Text_20_body">
      <style:paragraph-properties fo:margin-top="0in" fo:margin-bottom="0in"/>
      <style:text-properties fo:color="#000000" style:font-name="Verdana\,Bold" fo:font-size="13pt" fo:font-weight="bold"/>
    </style:style>
    <style:style style:name="P7" style:family="paragraph" style:parent-style-name="Text_20_body">
      <style:paragraph-properties fo:margin-top="0in" fo:margin-bottom="0in"/>
      <style:text-properties fo:color="#000000" style:font-name="Arial1" fo:font-size="13pt"/>
    </style:style>
    <style:style style:name="P8" style:family="paragraph" style:parent-style-name="Text_20_body">
      <style:paragraph-properties fo:margin-top="0in" fo:margin-bottom="0in"/>
      <style:text-properties style:font-name="Gisha" fo:font-size="19pt"/>
    </style:style>
    <style:style style:name="P9" style:family="paragraph" style:parent-style-name="Text_20_body">
      <style:paragraph-properties fo:margin-top="0in" fo:margin-bottom="0in"/>
      <style:text-properties fo:color="#ffffff" style:font-name="Gisha" fo:font-size="19pt"/>
    </style:style>
    <style:style style:name="P10" style:family="paragraph" style:parent-style-name="Text_20_body">
      <style:paragraph-properties fo:margin-top="0in" fo:margin-bottom="0in"/>
      <style:text-properties fo:color="#4f82be" style:font-name="Gisha" fo:font-size="14pt"/>
    </style:style>
    <style:style style:name="P11" style:family="paragraph" style:parent-style-name="Text_20_body" style:list-style-name="L1">
      <style:paragraph-properties fo:margin-top="0in" fo:margin-bottom="0in"/>
    </style:style>
    <style:style style:name="P12" style:family="paragraph" style:parent-style-name="Text_20_body">
      <style:paragraph-properties fo:margin-top="0in" fo:margin-bottom="0in"/>
      <style:text-properties fo:color="#00007f" style:font-name="Verdana\,Bold" fo:font-size="13pt" fo:font-weight="bold"/>
    </style:style>
    <style:style style:name="P13" style:family="paragraph" style:parent-style-name="Text_20_body">
      <style:paragraph-properties fo:margin-left="0in" fo:margin-right="0in" fo:margin-top="0in" fo:margin-bottom="0in" fo:text-indent="0in" style:auto-text-indent="false"/>
    </style:style>
    <style:style style:name="T1" style:family="text">
      <style:text-properties fo:color="#000000"/>
    </style:style>
    <style:style style:name="T2" style:family="text">
      <style:text-properties fo:color="#000000" style:font-name="Gisha" fo:font-size="13pt"/>
    </style:style>
    <style:style style:name="T3" style:family="text">
      <style:text-properties fo:color="#000000" style:font-name="Wingdings2" fo:font-size="13pt"/>
    </style:style>
    <style:style style:name="T4" style:family="text">
      <style:text-properties fo:color="#000000" style:font-name="Sylfaen" fo:font-size="13pt"/>
    </style:style>
    <style:style style:name="T5" style:family="text">
      <style:text-properties fo:color="#000000" style:font-name="Verdana" fo:font-size="13pt"/>
    </style:style>
    <style:style style:name="T6" style:family="text">
      <style:text-properties fo:color="#000000" style:font-name="Verdana\,Bold" fo:font-size="13pt" fo:font-weight="bold"/>
    </style:style>
    <style:style style:name="T7" style:family="text">
      <style:text-properties fo:color="#000000" style:font-name="Arial1" fo:font-size="13pt"/>
    </style:style>
    <style:style style:name="T8" style:family="text">
      <style:text-properties fo:color="#4f82be" style:font-name="Gisha" fo:font-size="14pt"/>
    </style:style>
    <style:style style:name="T9" style:family="text">
      <style:text-properties fo:color="#4f82be" style:font-name="Wingdings2" fo:font-size="14pt"/>
    </style:style>
    <style:style style:name="T10" style:family="text">
      <style:text-properties fo:font-variant="normal" fo:text-transform="none"/>
    </style:style>
    <style:style style:name="T11" style:family="text">
      <style:text-properties fo:font-variant="normal" fo:text-transform="none" fo:font-size="12pt"/>
    </style:style>
    <style:style style:name="T12" style:family="text">
      <style:text-properties fo:font-style="italic"/>
    </style:style>
    <style:style style:name="T13" style:family="text">
      <style:text-properties fo:font-size="12pt"/>
    </style:style>
    <style:style style:name="T14" style:family="text">
      <style:text-properties style:font-name="Times New Roman1" fo:font-size="12pt"/>
    </style:style>
    <style:style style:name="T15" style:family="text">
      <style:text-properties style:font-name="Times New Roman1" fo:font-size="12pt" fo:font-weight="bold"/>
    </style:style>
    <style:style style:name="T16" style:family="text">
      <style:text-properties fo:color="#00007f" style:font-name="Verdana\,Bold" fo:font-size="13pt" fo:font-weight="bold"/>
    </style:style>
    <style:style style:name="T17" style:family="text">
      <style:text-properties fo:color="#007f7f" style:font-name="Verdana" fo:font-size="13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 SELF-TRAINING PROGRAM</text:p>
      <text:p text:style-name="P8">Topic 1</text:p>
      <text:p text:style-name="P9">pic 1: Basic Concepts</text:p>
      <text:p text:style-name="P5">This part helps you start with 3D. How we render an object using OpenGL ES. And</text:p>
      <text:p text:style-name="P5">the overall see of the whole system for working later. It’s very important so read</text:p>
      <text:p text:style-name="P5">carefully. By the end of this part, we will be able to work with shader and render</text:p>
      <text:p text:style-name="P5">basic geometries.</text:p>
      <text:p text:style-name="P10">Read “Introduction” &amp; “Pipeline” section in the training document.</text:p>
      <text:p text:style-name="P3"><text:span text:style-name="T2">Make sure that you can define following concepts (check </text:span><text:span text:style-name="T3">_ </text:span><text:span text:style-name="T2">if you can).</text:span></text:p>
      <text:p text:style-name="P3"><text:span text:style-name="T4">x□ </text:span><text:span text:style-name="T2">Coordinate system.</text:span></text:p>
      <text:p text:style-name="P3"><text:span text:style-name="T4">x□ </text:span><text:span text:style-name="T2">OpenGL coordinate system (NDC).</text:span></text:p>
      <text:p text:style-name="P3"><text:span text:style-name="T4">x□ </text:span><text:span text:style-name="T2">Vertex</text:span></text:p>
      <text:p text:style-name="P3"><text:span text:style-name="T4">-x□ </text:span><text:span text:style-name="T2">Fragment</text:span></text:p>
      <text:p text:style-name="P3"><text:span text:style-name="T4">x□ </text:span><text:span text:style-name="T2">Texel</text:span></text:p>
      <text:p text:style-name="P3"><text:span text:style-name="T4">x□ </text:span><text:span text:style-name="T2">Pixel</text:span></text:p>
      <text:p text:style-name="P3"><text:span text:style-name="T4">x□ </text:span><text:span text:style-name="T2">Primitives</text:span></text:p>
      <text:p text:style-name="P3"><text:span text:style-name="T4">x□ </text:span><text:span text:style-name="T2">Rendering pipeline</text:span></text:p>
      <text:p text:style-name="P3"><text:span text:style-name="T4">x□ </text:span><text:span text:style-name="T2">Shader, vertex shader and fragment shader.</text:span></text:p>
      <text:p text:style-name="P3"><text:span text:style-name="T4">x□ </text:span><text:span text:style-name="T2">Array buffer object.</text:span></text:p>
      <text:p text:style-name="P3"><text:span text:style-name="T4">x□ </text:span><text:span text:style-name="T2">Blending</text:span></text:p>
      <text:p text:style-name="P3"><text:span text:style-name="T4">x□ </text:span><text:span text:style-name="T2">Rendering order</text:span></text:p>
      <text:p text:style-name="P3"><text:span text:style-name="T8">Answer following questions: (check </text:span><text:span text:style-name="T9">_ </text:span><text:span text:style-name="T8">if you can answer, if you can’t do</text:span></text:p>
      <text:p text:style-name="P10">more research)</text:p>
      <text:p text:style-name="P3"><text:span text:style-name="T4">x□ </text:span><text:span text:style-name="T2">1. Distinguish between left-handed and right-handed system.</text:span></text:p>
      <text:p text:style-name="P4"> </text:p>
      <text:p text:style-name="P5">The distinguish between left-handed and right-hanhed system is only in z-axis. In the righ- hanhed system, the z-axiz direction pointing toward you, onathor, in the left-hanhded system is pointing away from you.</text:p>
      <text:p text:style-name="P4"> </text:p>
      <text:p text:style-name="P3"><text:span text:style-name="T4">x□ </text:span><text:span text:style-name="T2">2. What kind of coordinate system does OpenGL ES use?</text:span></text:p>
      <text:p text:style-name="P5">OpenGL ES use the right-hanhded cooordinate system.</text:p>
      <text:p text:style-name="P4"> </text:p>
      <text:p text:style-name="P3"><text:span text:style-name="T4">x□ </text:span><text:span text:style-name="T2">3. Distinguish between fragment and pixel.</text:span></text:p>
      <text:p text:style-name="P4"> </text:p>
      <text:p text:style-name="P3"><text:span text:style-name="T4">x□ </text:span><text:span text:style-name="T2">4. What is a shader?</text:span></text:p>
      <text:p text:style-name="P13">-<text:span text:style-name="T10">          </text:span>Shaders are small programs compiled to run on the GPU. The syntax is similar to C, but many restrictions apply.</text:p>
      <text:p text:style-name="P13">-<text:span text:style-name="T10">          </text:span> Inputs to a shader are called <text:span text:style-name="T12">Attributes</text:span> (for per-vertex/per-fragment inputs) and <text:span text:style-name="T12">Uniforms</text:span> (for constants for all vertices/fragments). User-defined outputs are called <text:span text:style-name="T12">Varyings</text:span>.</text:p>
      <text:p text:style-name="P13">-<text:span text:style-name="T10">          </text:span>There are 2 kind of shader: Vertex shades and Fragment shader. To use shader, you must compiling both of them and linking them.</text:p>
      <text:p text:style-name="P4"> </text:p>
      <text:p text:style-name="P3"><text:soft-page-break/><text:span text:style-name="T4">x□ </text:span><text:span text:style-name="T2">5. What is a vertex shader? Input and output of a vertex shader? Its</text:span></text:p>
      <text:p text:style-name="P5">purpose?</text:p>
      <text:p text:style-name="Text_20_body"><text:span text:style-name="T13">-</text:span><text:span text:style-name="T11">          </text:span><text:span text:style-name="T14">The Vertex Shader is called once for each input vertex, </text:span>it allows the programmer to perform mathematical operations on the vertex data for every vertex that enters the pipeline. The effect is that of a remodelation of the vertex’s properties.<text:span text:style-name="T14">The main task of the Vertex Shader is to provide vertex positions for the following stages of the pipeline. Additionally, it can calculate further attributes that can be used as input for the Fragment Shader later. The most basic shader just takes vertex positions as input and directly assigns the input data to the gl_Position Varying. Typically, the shader does a multiplication with the modelview projection matrix (passed as a Uniform constant) to allow translation and rotation of input geometry as well as perspective projection, possibly passes texture coordinates, and calculates lighting parameters.</text:span></text:p>
      <text:p text:style-name="Text_20_body"><text:span text:style-name="T13">-</text:span><text:span text:style-name="T11">          </text:span><text:span text:style-name="T14">Input od a vertex shade: attributes (position, color, textcoodinate)  and uniforms (model view matrix,..).</text:span></text:p>
      <text:p text:style-name="Text_20_body"><text:span text:style-name="T13">-</text:span><text:span text:style-name="T11">          </text:span><text:span text:style-name="T14">Output of a vertex shader: the final position of vertex gl_Position, varying variables:</text:span></text:p>
      <text:p text:style-name="P1">Additional user outputs typically include:</text:p>
      <text:list xml:id="list33717462" text:style-name="L1">
        <text:list-item>
          <text:p text:style-name="P11"><text:span text:style-name="T15">Texture coordinates.</text:span> <text:span text:style-name="T14">These may be just passed through from input attributes for simple texturing but also might get generated or processed for implementing reflective surfaces and environment mapping or other effects such as dynamic texturing</text:span> </text:p>
        </text:list-item>
        <text:list-item>
          <text:p text:style-name="P2"><text:span text:style-name="T15">Lighting parameters.</text:span> <text:span text:style-name="T14">Based on light source positions (passed as Uniform constants) and vertex normals (needed as additional per-vertex input), lighting parameters can be generated for the fragment shader.</text:span> </text:p>
        </text:list-item>
      </text:list>
      <text:p text:style-name="P4"> </text:p>
      <text:p text:style-name="P3"><text:span text:style-name="T4">x□ </text:span><text:span text:style-name="T2">6. What is a fragment shader? Input and output of a fragment shader?</text:span></text:p>
      <text:p text:style-name="P5">- Fragment shader is the stage only appear in rendering pipeline and it excute for each fragment. The main task of Fragment shader is to provide color value for each output fragment.</text:p>
      <text:p text:style-name="P5">- In put: interpolated Varyings (textxoord), Sample.</text:p>
      <text:p text:style-name="P5">- Output: gl_Fragcolor ( color of fragment)</text:p>
      <text:p text:style-name="P4"> </text:p>
      <text:p text:style-name="P3"><text:span text:style-name="T1">x□ </text:span><text:span text:style-name="T2">7. Can we use uniforms instead of attributes? When?</text:span></text:p>
      <text:p text:style-name="P5">- We can use uniform instead of atribute when we want to set the same value for all vertexs/fragments.</text:p>
      <text:p text:style-name="P4"> </text:p>
      <text:p text:style-name="P3"><text:span text:style-name="T1">□ </text:span><text:span text:style-name="T2">8. Considering the stages of the rendering pipeline, if you have a low FPS,</text:span></text:p>
      <text:p text:style-name="P5">what stage will come first in your mind as being more probable to be the</text:p>
      <text:p text:style-name="P5">origin of your problem?</text:p>
      <text:p text:style-name="P5">Fragment Shader.</text:p>
      <text:p text:style-name="P5">3D SELF-TRAINING PROGRAM</text:p>
      <text:p text:style-name="P4"> </text:p>
      <text:p text:style-name="P3"><text:span text:style-name="T4">x□ </text:span><text:span text:style-name="T2">9. Why would you use buffer object to allocate and store vertex data?</text:span></text:p>
      <text:p text:style-name="P5">Because it would be increase perfomance and save memmory (not to send data more time).</text:p>
      <text:p text:style-name="P4"> </text:p>
      <text:p text:style-name="P3"><text:span text:style-name="T1">□ </text:span><text:span text:style-name="T2">10. Examine following code:</text:span></text:p>
      <text:p text:style-name="P3"><text:soft-page-break/><text:span text:style-name="T5">precision mediump </text:span><text:span text:style-name="T16">float</text:span><text:span text:style-name="T6">;</text:span></text:p>
      <text:p text:style-name="P3"><text:span text:style-name="T5">uniform sampler </text:span><text:span text:style-name="T17">2D </text:span><text:span text:style-name="T5">tex</text:span><text:span text:style-name="T6">;</text:span></text:p>
      <text:p text:style-name="P3"><text:span text:style-name="T5">uniform sampler </text:span><text:span text:style-name="T17">2D </text:span><text:span text:style-name="T5">tex1</text:span><text:span text:style-name="T6">;</text:span></text:p>
      <text:p text:style-name="P3"><text:span text:style-name="T5">uniform sampler </text:span><text:span text:style-name="T17">2D </text:span><text:span text:style-name="T5">tex2</text:span><text:span text:style-name="T6">;</text:span></text:p>
      <text:p text:style-name="P3"><text:span text:style-name="T5">varying vec2 v_uv</text:span><text:span text:style-name="T6">;</text:span></text:p>
      <text:p text:style-name="P3"><text:span text:style-name="T16">void </text:span><text:span text:style-name="T5">main</text:span><text:span text:style-name="T6">()</text:span></text:p>
      <text:p text:style-name="P6">{</text:p>
      <text:p text:style-name="P3"><text:span text:style-name="T5">vec4 color </text:span><text:span text:style-name="T6">= </text:span><text:span text:style-name="T5">texture2D</text:span><text:span text:style-name="T6">(</text:span><text:span text:style-name="T5">tex</text:span><text:span text:style-name="T6">, </text:span><text:span text:style-name="T5">v_uv</text:span><text:span text:style-name="T6">);</text:span></text:p>
      <text:p text:style-name="P3"><text:span text:style-name="T16">if </text:span><text:span text:style-name="T6">(</text:span><text:span text:style-name="T5">color</text:span><text:span text:style-name="T6">.</text:span><text:span text:style-name="T5">r </text:span><text:span text:style-name="T6">&lt; </text:span><text:span text:style-name="T17">0.25</text:span><text:span text:style-name="T6">)</text:span></text:p>
      <text:p text:style-name="P3"><text:span text:style-name="T5">gl_FragColor </text:span><text:span text:style-name="T6">= </text:span><text:span text:style-name="T5">texture2D</text:span><text:span text:style-name="T6">(</text:span><text:span text:style-name="T5">tex1</text:span><text:span text:style-name="T6">, </text:span><text:span text:style-name="T5">v_uv</text:span><text:span text:style-name="T6">);</text:span></text:p>
      <text:p text:style-name="P12">else</text:p>
      <text:p text:style-name="P3"><text:span text:style-name="T5">gl_FragColor </text:span><text:span text:style-name="T6">= </text:span><text:span text:style-name="T5">texture2D</text:span><text:span text:style-name="T6">(</text:span><text:span text:style-name="T5">tex2</text:span><text:span text:style-name="T6">, </text:span><text:span text:style-name="T5">v_uv</text:span><text:span text:style-name="T6">);</text:span></text:p>
      <text:p text:style-name="P6">}</text:p>
      <text:p text:style-name="P5">Why Boolean expression like the one in above example should be avoided</text:p>
      <text:p text:style-name="P5">in the condition of if-else statement?</text:p>
      <text:p text:style-name="P10">Practice: Do the following task.</text:p>
      <text:p text:style-name="P3"><text:span text:style-name="T2">Make a colorful triangle like following images (to do list - check </text:span><text:span text:style-name="T3">_ </text:span><text:span text:style-name="T2">when you</text:span></text:p>
      <text:p text:style-name="P5">finish a task)</text:p>
      <text:p text:style-name="P3"><text:span text:style-name="T4">x□ </text:span><text:span text:style-name="T2">Add attribute to triangle vertices.</text:span></text:p>
      <text:p text:style-name="P3"><text:span text:style-name="T4">x□ </text:span><text:span text:style-name="T2">Pass color attribute from v</text:span><text:span text:style-name="T7">ertex shader to fragment shader.</text:span></text:p>
      <text:p text:style-name="P5">3D SELF-TRAINING PROGRAM</text:p>
      <text:p text:style-name="P3"><text:span text:style-name="T4">x□ </text:span><text:span text:style-name="T7">Make the triangle colorful.</text:span></text:p>
      <text:p text:style-name="P3"><text:span text:style-name="T2">C</text:span><text:span text:style-name="T7">ongratulation, you have finished the first topic, now you understand the pipeline,</text:span></text:p>
      <text:p text:style-name="P7">basic concept and it’s time to move 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Gisha" svg:font-family="Gisha, sans-serif"/>
    <style:font-face style:name="Mangal1" svg:font-family="Mangal"/>
    <style:font-face style:name="OpenSymbol" svg:font-family="OpenSymbol"/>
    <style:font-face style:name="Sylfaen" svg:font-family="Sylfaen, serif"/>
    <style:font-face style:name="Times New Roman1" svg:font-family="'Times New Roman', serif"/>
    <style:font-face style:name="Verdana" svg:font-family="Verdana, sans-serif"/>
    <style:font-face style:name="Verdana\,Bold" svg:font-family="'Verdana\,Bold'"/>
    <style:font-face style:name="Wingdings2" svg:font-family="Wingdings2"/>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5T13:56:50.64</meta:creation-date>
    <dc:date>2013-07-05T14:00:35.77</dc:date>
    <meta:editing-duration>PT3M50S</meta:editing-duration>
    <meta:editing-cycles>3</meta:editing-cycles>
    <meta:generator>LibreOffice/3.4$Win32 LibreOffice_project/340m1$Build-402</meta:generator>
    <meta:document-statistic meta:table-count="0" meta:image-count="0" meta:object-count="0" meta:page-count="3" meta:paragraph-count="88" meta:word-count="807" meta:character-count="4977" meta:non-whitespace-character-count="4182"/>
  </office:meta>
</office:document-meta>
</file>